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left" draw:textarea-vertical-align="middle" draw:fit-to-contour="true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03cm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style:text-properties fo:font-size="13pt" style:font-size-asian="18pt" style:font-size-complex="18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g>
          <draw:rect draw:style-name="gr1" draw:text-style-name="P1" draw:layer="layout" svg:width="5cm" svg:height="4.5cm" svg:x="1.5cm" svg:y="1.5cm">
            <text:p text:style-name="P1">WU</text:p>
          </draw:rect>
          <draw:rect draw:style-name="gr2" draw:text-style-name="P2" draw:id="id2" draw:layer="layout" svg:width="3cm" svg:height="1cm" svg:x="2.5cm" svg:y="4.2cm">
            <text:p text:style-name="P2">WRF</text:p>
          </draw:rect>
          <draw:rect draw:style-name="gr2" draw:text-style-name="P2" draw:id="id1" draw:layer="layout" svg:width="3cm" svg:height="1cm" svg:x="2.5cm" svg:y="2.5cm">
            <text:p text:style-name="P2">WPS</text:p>
          </draw:rect>
          <draw:connector draw:style-name="gr3" draw:text-style-name="P2" draw:layer="layout" draw:type="lines" svg:x1="4cm" svg:y1="3.5cm" svg:x2="4cm" svg:y2="4.2cm" draw:start-shape="id1" draw:start-glue-point="2" draw:end-shape="id2" draw:end-glue-point="0" svg:d="m4000 3500v500-300 500">
            <text:p/>
          </draw:connector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5" draw:text-style-name="P3" draw:id="id7" draw:layer="layout" svg:width="1.513cm" svg:height="1.512cm" svg:x="6.871cm" svg:y="1.508cm">
          <text:p text:style-name="P3">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3" draw:layer="layout" svg:width="1.563cm" svg:height="1.512cm" svg:x="0.4cm" svg:y="1.5cm">
          <text:p text:style-name="P3">BD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id="id4" draw:layer="layout" svg:width="1.764cm" svg:height="0.756cm" svg:x="3.173cm" svg:y="1.892cm">
          <text:p text:style-name="P3">WP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.963cm" svg:y1="2.255cm" svg:x2="3.173cm" svg:y2="2.27cm" draw:start-shape="id3" draw:start-glue-point="7" draw:end-shape="id4" draw:end-glue-point="3" svg:d="m1963 2255h605v15h605">
          <text:p/>
        </draw:connector>
        <draw:connector draw:style-name="gr3" draw:text-style-name="P3" draw:layer="layout" svg:x1="4.937cm" svg:y1="2.27cm" svg:x2="5.744cm" svg:y2="2.269cm" draw:start-shape="id4" draw:start-glue-point="1" draw:end-shape="id5" draw:end-glue-point="6" svg:d="m4937 2270h404v-1h403">
          <text:p/>
        </draw:connector>
        <draw:connector draw:style-name="gr6" draw:text-style-name="P3" draw:layer="layout" svg:x1="1.181cm" svg:y1="3.012cm" svg:x2="3.173cm" svg:y2="4.488cm" draw:start-shape="id3" draw:start-glue-point="6" draw:end-shape="id6" draw:end-glue-point="3" svg:d="m1181 3012v1476h1992">
          <text:p text:style-name="P3">No</text:p>
        </draw:connector>
        <draw:custom-shape draw:style-name="gr5" draw:text-style-name="P3" draw:id="id6" draw:layer="layout" svg:width="1.764cm" svg:height="0.756cm" svg:x="3.173cm" svg:y="4.11cm">
          <text:p text:style-name="P3">BDY<text:span text:style-name="T1">↓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937cm" svg:y1="4.488cm" svg:x2="5.869cm" svg:y2="2.396cm" draw:start-shape="id6" draw:start-glue-point="1" draw:end-shape="id5" draw:end-glue-point="8" svg:d="m4937 4488h932v-2092">
          <text:p/>
        </draw:connector>
        <draw:custom-shape draw:style-name="gr5" draw:text-style-name="P3" draw:id="id10" draw:layer="layout" svg:width="1.764cm" svg:height="0.756cm" svg:x="10.736cm" svg:y="1.892cm">
          <text:p text:style-name="P3">WRF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384cm" svg:y1="2.263cm" svg:x2="9.021cm" svg:y2="2.269cm" draw:start-shape="id7" draw:start-glue-point="7" draw:end-shape="id8" draw:end-glue-point="6" svg:d="m8384 2263h319v6h318">
          <text:p/>
        </draw:connector>
        <draw:custom-shape draw:style-name="gr5" draw:text-style-name="P3" draw:layer="layout" svg:width="1.764cm" svg:height="0.756cm" svg:x="3.173cm" svg:y="1.892cm">
          <text:p text:style-name="P3">WPS</text:p>
          <draw:enhanced-geometry svg:viewBox="0 0 21600 21600" draw:type="rectangle" draw:enhanced-path="M 0 0 L 21600 0 21600 21600 0 21600 0 0 Z N"/>
        </draw:custom-shape>
        <draw:custom-shape draw:style-name="gr5" draw:text-style-name="P3" draw:id="id9" draw:layer="layout" svg:width="1.765cm" svg:height="0.755cm" svg:x="8.265cm" svg:y="4.109cm">
          <text:p text:style-name="P3"><text:span text:style-name="T2">RST↓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627cm" svg:y1="3.02cm" svg:x2="8.265cm" svg:y2="4.486cm" draw:start-shape="id7" draw:start-glue-point="6" draw:end-shape="id9" draw:end-glue-point="3" svg:d="m7627 3020v1466h638">
          <text:p/>
        </draw:connector>
        <draw:custom-shape draw:style-name="gr7" draw:text-style-name="P3" draw:id="id5" draw:layer="layout" svg:width="0.252cm" svg:height="0.252cm" svg:x="5.744cm" svg:y="2.14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5.996cm" svg:y1="2.269cm" svg:x2="6.871cm" svg:y2="2.263cm" draw:start-shape="id5" draw:start-glue-point="10" draw:end-shape="id7" draw:end-glue-point="5" svg:d="m5996 2269h437v-6h438">
          <text:p/>
        </draw:connector>
        <draw:custom-shape draw:style-name="gr7" draw:text-style-name="P3" draw:id="id8" draw:layer="layout" svg:width="0.252cm" svg:height="0.252cm" svg:x="9.021cm" svg:y="2.14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9.273cm" svg:y1="2.269cm" svg:x2="10.736cm" svg:y2="2.27cm" draw:start-shape="id8" draw:start-glue-point="10" draw:end-shape="id10" draw:end-glue-point="3" svg:d="m9273 2269h732v1h731">
          <text:p/>
        </draw:connector>
        <draw:connector draw:style-name="gr3" draw:text-style-name="P3" draw:layer="layout" svg:x1="9.147cm" svg:y1="4.109cm" svg:x2="9.146cm" svg:y2="2.396cm" draw:start-shape="id9" draw:start-glue-point="0" draw:end-shape="id8" draw:end-glue-point="8" svg:d="m9147 4109v-857h-1v-856">
          <text:p/>
        </draw:connector>
        <draw:frame draw:style-name="gr8" draw:text-style-name="P4" draw:layer="layout" svg:width="0.832cm" svg:height="1.759cm" svg:x="1.9cm" svg:y="1.5cm">
          <draw:text-box>
            <text:p text:style-name="P4">N</text:p>
          </draw:text-box>
        </draw:frame>
        <draw:frame draw:style-name="gr9" draw:text-style-name="P4" draw:layer="layout" svg:width="0.803cm" svg:height="0.759cm" svg:x="1.097cm" svg:y="3.241cm">
          <draw:text-box>
            <text:p text:style-name="P4">Y</text:p>
          </draw:text-box>
        </draw:frame>
        <draw:frame draw:style-name="gr10" draw:text-style-name="P4" draw:layer="layout" svg:width="0.832cm" svg:height="0.759cm" svg:x="7.568cm" svg:y="3.241cm">
          <draw:text-box>
            <text:p text:style-name="P4">Y</text:p>
          </draw:text-box>
        </draw:frame>
        <draw:frame draw:style-name="gr8" draw:text-style-name="P4" draw:layer="layout" svg:width="0.832cm" svg:height="1.759cm" svg:x="8.097cm" svg:y="1.5cm">
          <draw:text-box>
            <text:p text:style-name="P4">N</text:p>
          </draw:text-box>
        </draw:frame>
        <draw:custom-shape draw:style-name="gr5" draw:text-style-name="P5" draw:id="id13" draw:layer="layout" svg:width="3cm" svg:height="1.5cm" svg:x="0cm" svg:y="6.55cm">
          <text:p text:style-name="P5"><text:span text:style-name="T3">WRF.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draw:id="id11" draw:layer="layout" svg:width="2cm" svg:height="2cm" svg:x="5.2cm" svg:y="6.3cm">
          <text:p text:style-name="P2"><text:span text:style-name="T3">NP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id="id12" draw:layer="layout" svg:width="2.264cm" svg:height="1.5cm" svg:x="5.062cm" svg:y="9.527cm">
          <text:p text:style-name="P3">GEN(NP)<text:line-break/>NP=NP-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199cm" svg:y1="8.3cm" svg:x2="6.194cm" svg:y2="9.527cm" draw:start-shape="id11" draw:start-glue-point="6" draw:end-shape="id12" draw:end-glue-point="0" svg:d="m6199 8300v614h-5v613">
          <text:p/>
        </draw:connector>
        <draw:custom-shape draw:style-name="gr7" draw:text-style-name="P3" draw:id="id14" draw:layer="layout" svg:width="0.252cm" svg:height="0.252cm" svg:x="3.948cm" svg:y="7.17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3cm" svg:y1="7.299cm" svg:x2="3.948cm" svg:y2="7.299cm" draw:start-shape="id13" draw:start-glue-point="7" draw:end-shape="id14" draw:end-glue-point="6" svg:d="m3000 7299h948">
          <text:p/>
        </draw:connector>
        <draw:connector draw:style-name="gr3" draw:text-style-name="P2" draw:layer="layout" svg:x1="5.062cm" svg:y1="10.277cm" svg:x2="4.073cm" svg:y2="7.426cm" draw:start-shape="id12" draw:start-glue-point="3" draw:end-shape="id14" draw:end-glue-point="8" svg:d="m5062 10277h-989v-2851">
          <text:p/>
        </draw:connector>
        <draw:connector draw:style-name="gr3" draw:text-style-name="P2" draw:layer="layout" svg:x1="4.2cm" svg:y1="7.299cm" svg:x2="5.2cm" svg:y2="7.299cm" draw:start-shape="id14" draw:start-glue-point="10" draw:end-shape="id11" draw:end-glue-point="5" svg:d="m4200 7299h1000">
          <text:p/>
        </draw:connector>
        <draw:custom-shape draw:style-name="gr5" draw:text-style-name="P5" draw:id="id15" draw:layer="layout" svg:width="2cm" svg:height="2cm" svg:x="5.2cm" svg:y="6.301cm">
          <text:p text:style-name="P2"><text:span text:style-name="T3">NP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id="id16" draw:layer="layout" svg:width="2.264cm" svg:height="1.5cm" svg:x="5.062cm" svg:y="9.528cm">
          <text:p text:style-name="P3">GEN(NP)<text:line-break/>NP=NP-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199cm" svg:y1="8.301cm" svg:x2="6.194cm" svg:y2="9.528cm" draw:start-shape="id15" draw:start-glue-point="6" draw:end-shape="id16" draw:end-glue-point="0" svg:d="m6199 8301v614h-5v613">
          <text:p/>
        </draw:connector>
        <draw:custom-shape draw:style-name="gr7" draw:text-style-name="P3" draw:id="id18" draw:layer="layout" svg:width="0.252cm" svg:height="0.252cm" svg:x="9cm" svg:y="7.1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0.114cm" svg:y1="10.25cm" svg:x2="9.125cm" svg:y2="7.398cm" draw:start-shape="id17" draw:start-glue-point="3" draw:end-shape="id18" draw:end-glue-point="8" svg:d="m10114 10250h-989v-2852">
          <text:p/>
        </draw:connector>
        <draw:connector draw:style-name="gr3" draw:text-style-name="P2" draw:layer="layout" svg:x1="9.252cm" svg:y1="7.271cm" svg:x2="10.252cm" svg:y2="7.271cm" draw:start-shape="id18" draw:start-glue-point="10" svg:d="m9252 7271h1000">
          <text:p/>
        </draw:connector>
        <draw:custom-shape draw:style-name="gr5" draw:text-style-name="P5" draw:id="id19" draw:layer="layout" svg:width="2cm" svg:height="2cm" svg:x="10.252cm" svg:y="6.273cm">
          <text:p text:style-name="P2"><text:span text:style-name="T3">NT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id="id17" draw:layer="layout" svg:width="2.264cm" svg:height="1.5cm" svg:x="10.114cm" svg:y="9.5cm">
          <text:p text:style-name="P3">GEN(NT)<text:line-break/>NT=NT-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2cm" svg:y1="7.3cm" svg:x2="9cm" svg:y2="7.271cm" draw:start-shape="id15" draw:start-glue-point="7" draw:end-shape="id18" draw:end-glue-point="6" svg:d="m7200 7300h901v-29h899">
          <text:p/>
        </draw:connector>
        <draw:connector draw:style-name="gr3" draw:text-style-name="P2" draw:layer="layout" svg:x1="11.251cm" svg:y1="8.273cm" svg:x2="11.246cm" svg:y2="9.5cm" draw:start-shape="id19" draw:start-glue-point="6" draw:end-shape="id17" draw:end-glue-point="0" svg:d="m11251 8273v614h-5v613">
          <text:p/>
        </draw:connector>
        <draw:custom-shape draw:style-name="gr7" draw:text-style-name="P3" draw:id="id21" draw:layer="layout" svg:width="0.252cm" svg:height="0.252cm" svg:x="14.122cm" svg:y="7.14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5.236cm" svg:y1="10.25cm" svg:x2="14.247cm" svg:y2="7.398cm" draw:start-shape="id20" draw:start-glue-point="3" draw:end-shape="id21" draw:end-glue-point="8" svg:d="m15236 10250h-989v-2852">
          <text:p/>
        </draw:connector>
        <draw:connector draw:style-name="gr3" draw:text-style-name="P2" draw:layer="layout" svg:x1="14.374cm" svg:y1="7.271cm" svg:x2="15.374cm" svg:y2="7.271cm" draw:start-shape="id21" draw:start-glue-point="10" svg:d="m14374 7271h1000">
          <text:p/>
        </draw:connector>
        <draw:custom-shape draw:style-name="gr5" draw:text-style-name="P5" draw:id="id22" draw:layer="layout" svg:width="2cm" svg:height="2cm" svg:x="15.374cm" svg:y="6.273cm">
          <text:p text:style-name="P2"><text:span text:style-name="T3">NC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id="id20" draw:layer="layout" svg:width="2.264cm" svg:height="1.5cm" svg:x="15.236cm" svg:y="9.5cm">
          <text:p text:style-name="P3">GEN(NC)<text:line-break/>NC=NC-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2.252cm" svg:y1="7.272cm" svg:x2="14.122cm" svg:y2="7.271cm" draw:start-shape="id19" draw:start-glue-point="7" draw:end-shape="id21" draw:end-glue-point="6" svg:d="m12252 7272h936v-1h934">
          <text:p/>
        </draw:connector>
        <draw:connector draw:style-name="gr3" draw:text-style-name="P2" draw:layer="layout" svg:x1="16.373cm" svg:y1="8.273cm" svg:x2="16.368cm" svg:y2="9.5cm" draw:start-shape="id22" draw:start-glue-point="6" draw:end-shape="id20" draw:end-glue-point="0" svg:d="m16373 8273v614h-5v613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14T20:43:51.92</dc:date>
    <meta:editing-duration>PT10H51M15S</meta:editing-duration>
    <meta:editing-cycles>5</meta:editing-cycles>
    <meta:generator>OpenOffice.org/3.0$Win32 OpenOffice.org_project/300m15$Build-9379</meta:generator>
    <meta:document-statistic meta:object-count="77"/>
    <meta:user-defined meta:name="Información 1"/>
    <meta:user-defined meta:name="Información 2"/>
    <meta:user-defined meta:name="Información 3"/>
    <meta:user-defined meta:name="Información 4"/>
  </office:meta>
</office:document-meta>
</file>